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 svg:font-family="'Segoe UI', 'Lucida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Segoe UI" fo:font-size="8.39999961853027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Segoe UI" fo:font-size="8.39999961853027pt" fo:letter-spacing="normal" fo:font-style="normal" fo:font-weight="bold"/>
    </style:style>
    <style:style style:name="P3" style:family="paragraph" style:parent-style-name="Standard">
      <style:paragraph-properties fo:margin-left="0cm" fo:margin-right="0cm" fo:orphans="2" fo:widows="2" fo:text-indent="0cm" style:auto-text-indent="false"/>
      <style:text-properties fo:font-variant="normal" fo:text-transform="none" fo:color="#000000" fo:letter-spacing="normal"/>
    </style:style>
    <style:style style:name="P4"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000000" fo:letter-spacing="normal"/>
    </style:style>
    <style:style style:name="P5" style:family="paragraph" style:parent-style-name="Standard">
      <style:paragraph-properties fo:margin-left="0cm" fo:margin-right="0cm" fo:margin-top="0cm" fo:margin-bottom="0.499cm" loext:contextual-spacing="false" fo:orphans="2" fo:widows="2" fo:text-indent="0cm" style:auto-text-indent="false" style:writing-mode="lr-tb"/>
      <style:text-properties fo:font-variant="normal" fo:text-transform="none" fo:color="#000000" style:font-name="Segoe UI" fo:font-size="8.39999961853027pt" fo:letter-spacing="normal" fo:font-style="normal" fo:font-weight="normal"/>
    </style:style>
    <style:style style:name="P6" style:family="paragraph" style:parent-style-name="Text_20_body">
      <style:paragraph-properties fo:orphans="2" fo:widows="2"/>
      <style:text-properties fo:font-variant="normal" fo:text-transform="none" fo:color="#000000" style:font-name="Segoe UI" fo:font-size="8.39999961853027pt" fo:letter-spacing="normal" fo:language="en" fo:country="US" fo:font-style="normal" fo:font-weight="normal"/>
    </style:style>
    <style:style style:name="P7" style:family="paragraph" style:parent-style-name="Text_20_body">
      <style:paragraph-properties fo:orphans="2" fo:widows="2"/>
      <style:text-properties fo:font-variant="normal" fo:text-transform="none" fo:color="#000000" style:font-name="Segoe UI" fo:font-size="8.39999961853027pt" fo:letter-spacing="normal" fo:language="fr" fo:country="FR" fo:font-style="normal" fo:font-weight="normal"/>
    </style:style>
    <style:style style:name="P8" style:family="paragraph" style:parent-style-name="Text_20_body">
      <style:paragraph-properties fo:orphans="2" fo:widows="2"/>
      <style:text-properties fo:font-variant="normal" fo:text-transform="none" fo:color="#000000" fo:letter-spacing="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Segoe UI" fo:font-size="8.39999961853027pt" fo:letter-spacing="normal" fo:language="fr" fo:country="FR" fo:font-style="normal" fo:font-weight="normal"/>
    </style:style>
    <style:style style:name="T1" style:family="text">
      <style:text-properties fo:font-weight="bold"/>
    </style:style>
    <style:style style:name="T2" style:family="text">
      <style:text-properties style:font-name="Segoe UI" fo:font-size="8.39999961853027pt" fo:font-style="normal" fo:font-weight="normal"/>
    </style:style>
    <style:style style:name="T3" style:family="text">
      <style:text-properties style:font-name="Segoe UI" fo:font-size="8.39999961853027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ZZ 1:</text:p>
      <text:p text:style-name="P1"/>
      <text:p text:style-name="P1">1. Ensemble de technologies BigData Open Source </text:p>
      <text:p text:style-name="P1">Hadoop  <text:span text:style-name="T1">VRAI</text:span></text:p>
      <text:p text:style-name="P1">Yahoo  <text:span text:style-name="T1">FAUX</text:span></text:p>
      <text:p text:style-name="P1">GoogleFS  <text:span text:style-name="T1">FAUX</text:span></text:p>
      <text:p text:style-name="P1">D, La réponse D  <text:span text:style-name="T1">FAUX</text:span></text:p>
      <text:p text:style-name="P1"/>
      <text:p text:style-name="P1">2. Hadoop propose</text:p>
      <text:p text:style-name="P1">Une forte scalabilité horizontale  <text:span text:style-name="T1">VRAI</text:span></text:p>
      <text:p text:style-name="P1">Une forte scalabilité verticale   <text:span text:style-name="T1">FAUX</text:span></text:p>
      <text:p text:style-name="P1">Une forte tolérance aux pannes   <text:span text:style-name="T1">VRAI</text:span></text:p>
      <text:p text:style-name="P1">Des technologies pour applications distribuées  <text:span text:style-name="T1">VRAI</text:span></text:p>
      <text:p text:style-name="P1"/>
      <text:p text:style-name="P1">3. Les 3 types de noeuds d'un cluster Hadoop </text:p>
      <text:p text:style-name="P1">Master node, Worker node et Distributed Node   <text:span text:style-name="T1">FAUX</text:span></text:p>
      <text:p text:style-name="P1">Master node, Worker node et Edge Node   <text:span text:style-name="T1">VRAI</text:span></text:p>
      <text:p text:style-name="P1">Worker node, Edge node et Application Master  <text:span text:style-name="T1">FAUX</text:span></text:p>
      <text:p text:style-name="P1">Master node, Application Master et Mapper  <text:span text:style-name="T1">FAUX</text:span></text:p>
      <text:p text:style-name="P1"/>
      <text:p text:style-name="P1">4. Système de gestion de fichiers distribués </text:p>
      <text:p text:style-name="P1">YARS   <text:span text:style-name="T1">FAUX</text:span></text:p>
      <text:p text:style-name="P1">HDFS  <text:span text:style-name="T1">VRAI</text:span></text:p>
      <text:p text:style-name="P1">YARN  <text:span text:style-name="T1">FAUX</text:span></text:p>
      <text:p text:style-name="P1">HBFS   <text:span text:style-name="T1">FAUX</text:span></text:p>
      <text:p text:style-name="P1"/>
      <text:p text:style-name="P1">5. Un bloc est répliqué 3 fois par défaut </text:p>
      <text:p text:style-name="P1">False  <text:span text:style-name="T1">FAUX</text:span></text:p>
      <text:p text:style-name="P1">True  <text:span text:style-name="T1">VRAI</text:span></text:p>
      <text:p text:style-name="P1"/>
      <text:p text:style-name="P1">6. Une solution pour stocker les petits fichiers ?!! </text:p>
      <text:p text:style-name="P1">Oui, Utiliser HAR  <text:span text:style-name="T1">VRAI</text:span></text:p>
      <text:p text:style-name="P1">ZIP  <text:span text:style-name="T1">FAUX</text:span></text:p>
      <text:p text:style-name="P1">Pourquoi Utiliser HADOOP ?!  <text:span text:style-name="T1">VRAI</text:span></text:p>
      <text:p text:style-name="P1">Eviter de stocker les petits fichiers !   <text:span text:style-name="T1">VRAI</text:span> </text:p>
      <text:p text:style-name="P1"/>
      <text:p text:style-name="P1">7. Un job MapReduce peut échouer malgré la fault tolerance d'Hadoop </text:p>
      <text:p text:style-name="P1">True  <text:span text:style-name="T1">VRAI</text:span></text:p>
      <text:p text:style-name="P1">False  <text:span text:style-name="T1">FAUX</text:span></text:p>
      <text:p text:style-name="P1"/>
      <text:p text:style-name="P1">8. Le namenode gère </text:p>
      <text:p text:style-name="P3"> <text:span text:style-name="T2">L'état du FS distribué   </text:span><text:span text:style-name="T3">VRAI</text:span></text:p>
      <text:p text:style-name="P3"> <text:span text:style-name="T2">Transmet aux clients l'emplacement des blocs sur les noeuds du cluster   </text:span><text:span text:style-name="T3">VRAI</text:span></text:p>
      <text:p text:style-name="P3"> <text:span text:style-name="T2">L'allocation des ressources du cluster   </text:span><text:span text:style-name="T3">FAUX</text:span></text:p>
      <text:p text:style-name="P3"> <text:span text:style-name="T2">La fault tolerance des applications mapreduce  </text:span><text:span text:style-name="T3">FAUX</text:span><text:span text:style-name="T2"> </text:span></text:p>
      <text:p text:style-name="P1"/>
      <text:p text:style-name="P1">9. Les phases de Shuffle and Sort permettent de trier et d’agréger les résultats </text:p>
      <text:p text:style-name="P1">False  <text:span text:style-name="T1">FAUX</text:span></text:p>
      <text:p text:style-name="P1">True  <text:span text:style-name="T1">VRAI</text:span></text:p>
      <text:p text:style-name="P1"/>
      <text:p text:style-name="P1">10. Pour le Wordcount, le nombre de MAPPERs dépend </text:p>
      <text:p text:style-name="P3"> <text:span text:style-name="T2">Du nombre de lignes   </text:span><text:span text:style-name="T3">FAUX</text:span></text:p>
      <text:p text:style-name="P3"> <text:span text:style-name="T2">Du nombre de mots   </text:span><text:span text:style-name="T3">FAUX</text:span></text:p>
      <text:p text:style-name="P3"> <text:span text:style-name="T2">Du nombre de blocs du fichier d'input  </text:span><text:span text:style-name="T3">VRAI</text:span></text:p>
      <text:p text:style-name="P4"> <text:span text:style-name="T2">Est aléatoire   </text:span><text:span text:style-name="T3">FAUX</text:span></text:p>
      <text:p text:style-name="P1">11. Le FSimage stocke </text:p>
      <text:p text:style-name="P3"> <text:span text:style-name="T2">L'emplacement des blocs sur les datanodes   </text:span><text:span text:style-name="T3">FAUX (pas dans le fsimage, mais en mémoire et mise à jour régulièrement grâce aux informations envoyées par les datanodes)</text:span></text:p>
      <text:p text:style-name="P3"> <text:span text:style-name="T2">Le niveau de réplication des fichiers   </text:span><text:span text:style-name="T3">VRAI</text:span></text:p>
      <text:p text:style-name="P3"> <text:span text:style-name="T2">L'état des datanodes   </text:span><text:span text:style-name="T3">FAUX</text:span></text:p>
      <text:p text:style-name="P3"> <text:span text:style-name="T2">Les permissions d'accès  </text:span><text:span text:style-name="T3">VRAI</text:span><text:span text:style-name="T2">  </text:span></text:p>
      <text:p text:style-name="P1"/>
      <text:p text:style-name="P1">12. Le node manager est un composant de MapReduce </text:p>
      <text:p text:style-name="P1">False  <text:span text:style-name="T1">VRAI</text:span></text:p>
      <text:p text:style-name="P1">True  <text:span text:style-name="T1">FAUX</text:span></text:p>
      <text:p text:style-name="P1"/>
      <text:p text:style-name="P1">13. Le secondary namenode est responsable du Checkpointing Process </text:p>
      <text:p text:style-name="P1"><text:soft-page-break/>False  <text:span text:style-name="T1">FAUX</text:span></text:p>
      <text:p text:style-name="P1">True  <text:span text:style-name="T1">VRAI</text:span></text:p>
      <text:p text:style-name="P1"/>
      <text:p text:style-name="P1">14. Les composants de YARN sont </text:p>
      <text:p text:style-name="P3"> <text:span text:style-name="T2">Data Node, Resource Manager et Name Node   </text:span><text:span text:style-name="T3">FAUX</text:span></text:p>
      <text:p text:style-name="P3"> <text:span text:style-name="T2">Resource  Manager, Application Master et Data Node   </text:span><text:span text:style-name="T3">FAUX</text:span></text:p>
      <text:p text:style-name="P3"> <text:span text:style-name="T2">Node Manager, Edge Node et Name Node   </text:span><text:span text:style-name="T3">FAUX</text:span></text:p>
      <text:p text:style-name="P3"> <text:span text:style-name="T2">Application Master, Resource Manager et Node Manager    </text:span><text:span text:style-name="T3">VRAI</text:span></text:p>
      <text:p text:style-name="P3"> </text:p>
      <text:p text:style-name="P2">********************************************************************</text:p>
      <text:p text:style-name="P1"/>
      <text:p text:style-name="P2">QUIZZ 2:</text:p>
      <text:p text:style-name="P5"/>
      <text:p text:style-name="P9">1. HBase est</text:p>
      <text:p text:style-name="P7">BDD orientée colonne  <text:span text:style-name="T1">VRAI</text:span></text:p>
      <text:p text:style-name="P7">BDD traditionnelle pour système distribués  <text:span text:style-name="T1">FAUX</text:span></text:p>
      <text:p text:style-name="P7">BDD orientée Graphe  <text:span text:style-name="T1">FAUX</text:span></text:p>
      <text:p text:style-name="P7">Un service qui agit comme une surcouche MapReduce   <text:span text:style-name="T1">FAUX</text:span></text:p>
      <text:p text:style-name="P8"> </text:p>
      <text:p text:style-name="P7">2. Apache Hive permet de générer des jobs MapReduce à partir d'une requête type SQL</text:p>
      <text:p text:style-name="P7">True  <text:span text:style-name="T1">VRAI</text:span></text:p>
      <text:p text:style-name="P7">False   <text:span text:style-name="T1">FAUX</text:span></text:p>
      <text:p text:style-name="P8"> </text:p>
      <text:p text:style-name="P7">3. Les composants de Hive</text:p>
      <text:p text:style-name="P7">Region Server   <text:span text:style-name="T1">FAUX</text:span></text:p>
      <text:p text:style-name="P7">Metastore  <text:span text:style-name="T1">VRAI</text:span></text:p>
      <text:p text:style-name="P7">Resource Manager   <text:span text:style-name="T1">FAUX</text:span></text:p>
      <text:p text:style-name="P7">Compiler   <text:span text:style-name="T1">VRAI</text:span></text:p>
      <text:p text:style-name="P8"> </text:p>
      <text:p text:style-name="P7">4. La suppression d'une table externe supprime les données stockées sur HDFS</text:p>
      <text:p text:style-name="P7">True  <text:span text:style-name="T1">FAUX</text:span></text:p>
      <text:p text:style-name="P7">False  <text:span text:style-name="T1">VRAI</text:span></text:p>
      <text:p text:style-name="P8"> </text:p>
      <text:p text:style-name="P7">5 Les metadonnées de Hive peuvent être stockées</text:p>
      <text:p text:style-name="P7">sur HDFS  <text:span text:style-name="T1">FAUX</text:span></text:p>
      <text:p text:style-name="P7">dans une BDD embarqué, type Derby   <text:span text:style-name="T1">VRAI</text:span></text:p>
      <text:p text:style-name="P7">dans une BDD externe, type PostgreSQL, Oracle, MySQL  <text:span text:style-name="T1">VRAI</text:span></text:p>
      <text:p text:style-name="P7">dans plusieurs fichiers en local, ordonnés et rangés par partitions (type nom des tables, par ex.)  <text:span text:style-name="T1">FAUX</text:span></text:p>
      <text:p text:style-name="P8"> </text:p>
      <text:p text:style-name="P7">6. Un Execution Engine est</text:p>
      <text:p text:style-name="P7">Un composant Hive qui permet d'exécuter une suite de jobs MapReduce  <text:span text:style-name="T1">VRAI</text:span></text:p>
      <text:p text:style-name="P7">Un composant Hive qui permet de parser les requêtes HQL  <text:span text:style-name="T1">FAUX</text:span></text:p>
      <text:p text:style-name="P7">Un composant Hive qui permet de générer un "logical plan"  <text:span text:style-name="T1">FAUX</text:span></text:p>
      <text:p text:style-name="P7"><text:soft-page-break/>n'est pas nécessaire dans Hive  <text:span text:style-name="T1">FAUX</text:span></text:p>
      <text:p text:style-name="P8"> </text:p>
      <text:p text:style-name="P7">7. Hive utilise le principe de</text:p>
      <text:p text:style-name="P6">Schema on Write  <text:span text:style-name="T1">FAUX</text:span></text:p>
      <text:p text:style-name="P6">Schema on Read  <text:span text:style-name="T1">VRAI</text:span></text:p>
      <text:p text:style-name="P8"> </text:p>
      <text:p text:style-name="P7">8. Apache Oozie est utilisé pour</text:p>
      <text:p text:style-name="P7">Stocker des metadatas  <text:span text:style-name="T1">FAUX</text:span></text:p>
      <text:p text:style-name="P7">Scheduler des jobs  <text:span text:style-name="T1">VRAI</text:span></text:p>
      <text:p text:style-name="P7">Définir des Workflow, qui représente des DAGs d'opérations à réaliser  <text:span text:style-name="T1">VRAI</text:span></text:p>
      <text:p text:style-name="P7">Exécuter des calculs distribués  <text:span text:style-name="T1">FAUX  (Un peu ambiguë,  car il permet de lancer un job qui exécutera des calculs distribués. Il faut retenir qu'Oozie est utilisé comme un outil  pour exécuter des séries d'actions, représentées sous forme de DAG, au sein de l'écosystème Hadoop)</text:span></text:p>
      <text:p text:style-name="P8"> </text:p>
      <text:p text:style-name="P7">9. Apache Zookeeper est utile pour</text:p>
      <text:p text:style-name="P7">la gestion de configuration d'applications distribuées  <text:span text:style-name="T1">VRAI</text:span></text:p>
      <text:p text:style-name="P7">est compliqué d'utilisation  <text:span text:style-name="T1">FAUX</text:span></text:p>
      <text:p text:style-name="P7">L'élection de "Leader"  <text:span text:style-name="T1">VRAI</text:span></text:p>
      <text:p text:style-name="P7">stocker des Petabytes de data à la place d'HDFS  <text:span text:style-name="T1">FAUX</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goe UI" svg:font-family="'Segoe UI', 'Lucida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7:11:12.101577056</meta:creation-date>
    <dc:date>2019-10-21T17:11:42.192498152</dc:date>
    <meta:editing-duration>PT36S</meta:editing-duration>
    <meta:editing-cycles>1</meta:editing-cycles>
    <meta:document-statistic meta:table-count="0" meta:image-count="0" meta:object-count="0" meta:page-count="3" meta:paragraph-count="111" meta:word-count="629" meta:character-count="3920" meta:non-whitespace-character-count="3244"/>
    <meta:generator>LibreOffice/6.0.7.3$Linux_X86_64 LibreOffice_project/00m0$Build-3</meta:generator>
  </office:meta>
</office:document-meta>
</file>